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e3e3e3"/>
    </style:style>
    <style:style style:name="P2" style:family="paragraph" style:parent-style-name="Text_20_body" style:list-style-name="L1">
      <style:paragraph-properties fo:padding="0.0193in" fo:border="0.0008in solid #e3e3e3"/>
    </style:style>
    <style:style style:name="P3" style:family="paragraph" style:parent-style-name="Text_20_body" style:list-style-name="L2">
      <style:paragraph-properties fo:padding="0.0193in" fo:border="0.0008in solid #e3e3e3"/>
    </style:style>
    <style:style style:name="P4" style:family="paragraph" style:parent-style-name="Text_20_body" style:list-style-name="L4">
      <style:paragraph-properties fo:padding="0.0193in" fo:border="0.0008in solid #e3e3e3"/>
    </style:style>
    <style:style style:name="P5" style:family="paragraph" style:parent-style-name="Text_20_body" style:list-style-name="L5">
      <style:paragraph-properties fo:padding="0.0193in" fo:border="0.0008in solid #e3e3e3"/>
    </style:style>
    <style:style style:name="P6" style:family="paragraph" style:parent-style-name="Text_20_body" style:list-style-name="L1">
      <style:paragraph-properties fo:margin-top="0in" fo:margin-bottom="0in" fo:padding="0.0193in" fo:border="0.0008in solid #e3e3e3"/>
    </style:style>
    <style:style style:name="P7" style:family="paragraph" style:parent-style-name="Text_20_body" style:list-style-name="L2">
      <style:paragraph-properties fo:margin-top="0in" fo:margin-bottom="0in" fo:padding="0.0193in" fo:border="0.0008in solid #e3e3e3"/>
    </style:style>
    <style:style style:name="P8" style:family="paragraph" style:parent-style-name="Text_20_body" style:list-style-name="L4">
      <style:paragraph-properties fo:margin-top="0in" fo:margin-bottom="0in" fo:padding="0.0193in" fo:border="0.0008in solid #e3e3e3"/>
    </style:style>
    <style:style style:name="P9" style:family="paragraph" style:parent-style-name="Standard" style:list-style-name="L6">
      <style:paragraph-properties fo:margin-top="0in" fo:margin-bottom="0in" fo:padding="0.0193in" fo:border="0.0008in solid #e3e3e3"/>
      <style:text-properties fo:color="#666666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margin-top="0in" fo:margin-bottom="0in" fo:padding="0.0193in" fo:border="0.0008in solid #e3e3e3"/>
      <style:text-properties fo:color="#666666"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margin-top="0in" fo:margin-bottom="0in" fo:padding="0.0193in" fo:border="0.0008in solid #e3e3e3"/>
      <style:text-properties fo:font-variant="normal" fo:text-transform="none" fo:color="#666666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text-properties fo:font-variant="normal" fo:text-transform="none" fo:color="#666666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padding="0.0193in" fo:border="0.0008in solid #e3e3e3"/>
      <style:text-properties fo:font-variant="normal" fo:text-transform="none" fo:color="#666666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ececec" style:font-name="S hne" fo:font-size="9.05000019073486pt" fo:letter-spacing="normal" fo:font-style="normal" fo:font-weight="normal"/>
    </style:style>
    <style:style style:name="T4" style:family="text">
      <style:text-properties fo:font-variant="normal" fo:text-transform="none" fo:color="#666666" style:font-name="S hne" fo:font-size="9.05000019073486pt" fo:letter-spacing="normal" fo:font-style="normal" fo:font-weight="normal"/>
    </style:style>
    <style:style style:name="T5" style:family="text">
      <style:text-properties fo:font-variant="normal" fo:text-transform="none" fo:color="#666666" style:font-name="S hne" fo:font-size="12pt" fo:letter-spacing="normal" fo:font-style="normal" fo:font-weight="normal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James Q. Thompson | Sr. User Experience Designer</text:span></text:p>
      <text:p text:style-name="P1">Austin, TX | 202.271.5700 | <text:a xlink:type="simple" xlink:href="https://qbi11y.github.io/portfolio" office:target-frame-name="_new" xlink:show="replace" text:style-name="Internet_20_link" text:visited-style-name="Visited_20_Internet_20_Link">Portfolio</text:a> | thompsonjamesquillan@gmail.com</text:p>
      <text:p text:style-name="Horizontal_20_Line"/>
      <text:p text:style-name="P1"><text:span text:style-name="Strong_20_Emphasis">Summary:</text:span> <text:span text:style-name="T5">Sr. User Experience Designer with over 12 years of design expertise, specializing in user experience design, prototyping, and collaborative troubleshooting. Demonstrated success in steering design strategy in ever-changing environments. Proficient in managing budgets ranging from $250k to $500k and effectively expanding design teams. </text:span></text:p>
      <text:p text:style-name="Horizontal_20_Line"/>
      <text:p text:style-name="P1"><text:span text:style-name="Strong_20_Emphasis">Skills:</text:span> AI/ML | Creative Cloud | CSS | Design Thinking | Figma | Node.js | Python | React.js | SQL | Shell scripting | UX Design</text:p>
      <text:p text:style-name="Horizontal_20_Line"/>
      <text:p text:style-name="P1"><text:span text:style-name="Strong_20_Emphasis">Professional Experience:</text:span></text:p>
      <text:p text:style-name="P1"><text:span text:style-name="Strong_20_Emphasis">Sr. Design Technologist at IBM | Sep 2019 – May 2023:</text:span></text:p>
      <text:list xml:id="list7551192344475536994" text:style-name="L1">
        <text:list-item>
          <text:p text:style-name="P6">Automated front-end integration of predictive AI/ML models in prototypes, achieving &lt;10-minute setup without prior knowledge of AI/ML.</text:p>
        </text:list-item>
        <text:list-item>
          <text:p text:style-name="P6">Spearheaded the development of an interactive React component playground, increasing component library adoption by 30%.</text:p>
        </text:list-item>
        <text:list-item>
          <text:p text:style-name="P6">Led the development and deployment of a responsive website, visualizing the converged pattern library's growth enabling leadership to see pattern growth in a common location.</text:p>
        </text:list-item>
        <text:list-item>
          <text:p text:style-name="P2">Collaborated in cross-functional teams to develop React prototypes for user research, reducing time to market by ~15%.</text:p>
        </text:list-item>
      </text:list>
      <text:p text:style-name="P1"><text:span text:style-name="Strong_20_Emphasis">Lead UX Designer at IBM | Nov 2016 – Sep 2019:</text:span></text:p>
      <text:list xml:id="list5014911736406399470" text:style-name="L2">
        <text:list-item>
          <text:p text:style-name="P7">Established a streamlined process to empower designers and removed reliance on engineering resources to provision VMs to host prototypes resulting in a 95% drop in time to provision and deploy interactive prototypes for user research.</text:p>
        </text:list-item>
        <text:list-item>
          <text:p text:style-name="P7">Revamped VM configuration and subscription workflows, achieving a significant ~25% increase in conversion rates.</text:p>
        </text:list-item>
        <text:list-item>
          <text:p text:style-name="P3">Designed and implemented a CLI utility ensuring 100% alignment with the latest library components.</text:p>
        </text:list-item>
      </text:list>
      <text:p text:style-name="P1"><text:span text:style-name="Strong_20_Emphasis">Design Manager at Gravitant | Aug 2014-Nov 2016:</text:span></text:p>
      <text:list xml:id="list1249919816520735563" text:style-name="L3">
        <text:list-item>
          <text:p text:style-name="P10"><text:span text:style-name="T1">Developed a user experience strategy and efficiently managed resources to execute the plan, resulting in a notable 20% increase in customer adoption and the subsequent acquisition by IBM.</text:span></text:p>
        </text:list-item>
        <text:list-item>
          <text:p text:style-name="P13">Educated leadership on the design process and modern web technologies, resulting in the successful securing of $500k in funding for the development of a modern user experience</text:p>
        </text:list-item>
      </text:list>
      <text:p text:style-name="Text_20_body"><text:span text:style-name="Strong_20_Emphasis">Principal Interaction Designer, Dell | Aug 2011 – Feb 2014:</text:span></text:p>
      <text:list xml:id="list4026391550429140358" text:style-name="L6">
        <text:list-item>
          <text:p text:style-name="P12">Conducted user research using interactive prototypes, and leveraged findings to enhance user workflows and overall user experience of converged infrastructure offering. Contributed to the successful on-schedule launch of the product.</text:p>
        </text:list-item>
        <text:list-item>
          <text:p text:style-name="P9"><text:soft-page-break/><text:span text:style-name="T1">Conceptualized and documented a process for creating data-driven prototypes, enabling designers to generate prototypes for user research independently, reducing reliance on engineering resources by 95%.</text:span></text:p>
        </text:list-item>
      </text:list>
      <text:p text:style-name="P1"><text:span text:style-name="Strong_20_Emphasis">User Experience Manager, HP | Jun 2008 – Aug 2011:</text:span></text:p>
      <text:list xml:id="list5431634823821892769" text:style-name="L7">
        <text:list-item>
          <text:p text:style-name="P11">Collaborated with diverse engineering groups to architect user experience proof of concepts, securing a $250k investment for an expanded initiative that laid the foundation for the HPOne design language.</text:p>
        </text:list-item>
      </text:list>
      <text:p text:style-name="Text_20_body"/>
      <text:p text:style-name="P1"><text:span text:style-name="Strong_20_Emphasis">Education:</text:span></text:p>
      <text:list xml:id="list7094202655266319906" text:style-name="L4">
        <text:list-item>
          <text:p text:style-name="P8">Bachelor of Environmental Design in Architecture, North Carolina State University</text:p>
        </text:list-item>
        <text:list-item>
          <text:p text:style-name="P8">Bachelor of Design in Graphic Design, North Carolina State University</text:p>
        </text:list-item>
        <text:list-item>
          <text:p text:style-name="P8">Data Engineering w/ SQL and AWS, University of Texas at Austin Data Analytics Certification</text:p>
        </text:list-item>
        <text:list-item>
          <text:p text:style-name="P4">Makersquare Front-End Development</text:p>
        </text:list-item>
      </text:list>
      <text:p text:style-name="Horizontal_20_Line"/>
      <text:p text:style-name="P1"><text:span text:style-name="Strong_20_Emphasis">Notable Achievements:</text:span></text:p>
      <text:list xml:id="list1515252996308572924" text:style-name="L5">
        <text:list-item>
          <text:p text:style-name="P5">Cradle for portable server monitor: Developed a physical housing for a digital server, demonstrating understanding of physical worl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Thompson</meta:initial-creator>
    <meta:creation-date>2024-03-07T08:15:26</meta:creation-date>
    <dc:date>2024-03-07T14:06:39</dc:date>
    <dc:creator>James Thompson</dc:creator>
    <meta:editing-duration>PT5H51M13S</meta:editing-duration>
    <meta:editing-cycles>8</meta:editing-cycles>
    <meta:generator>OpenOffice/4.1.15$Unix OpenOffice.org_project/4115m2$Build-9813</meta:generator>
    <meta:document-statistic meta:table-count="0" meta:image-count="0" meta:object-count="0" meta:page-count="2" meta:paragraph-count="29" meta:word-count="489" meta:character-count="3315"/>
  </office:meta>
</office:document-meta>
</file>